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2abb" officeooo:paragraph-rsid="003e2ab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dd58" officeooo:paragraph-rsid="00addd5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393b" officeooo:paragraph-rsid="00c039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d89b" officeooo:paragraph-rsid="00c1d89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f4c6" officeooo:paragraph-rsid="00c1f4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d1908" officeooo:paragraph-rsid="008d190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45352" officeooo:paragraph-rsid="0084535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5e171" officeooo:paragraph-rsid="0085e17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fc9bd" officeooo:paragraph-rsid="008fc9b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70d03" officeooo:paragraph-rsid="00970d0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8c559" officeooo:paragraph-rsid="0098c55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8f39" officeooo:paragraph-rsid="009a8f3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c14e" officeooo:paragraph-rsid="009bc1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daded" officeooo:paragraph-rsid="009dade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ffa81" officeooo:paragraph-rsid="009ffa8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0a47" officeooo:paragraph-rsid="00a00a4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d0ce" officeooo:paragraph-rsid="00a0d0c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d0c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0fca7" officeooo:paragraph-rsid="00a0fca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227d9" officeooo:paragraph-rsid="00a227d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da7d" officeooo:paragraph-rsid="00a4da7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63566" officeooo:paragraph-rsid="00a63566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2745" officeooo:paragraph-rsid="00a9274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813b9" officeooo:paragraph-rsid="00c813b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4a0" officeooo:paragraph-rsid="00cb84a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b887a" officeooo:paragraph-rsid="00cb887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1a150" officeooo:paragraph-rsid="0101ece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3d048" officeooo:paragraph-rsid="0103d04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c8fed" officeooo:paragraph-rsid="010c8fe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93508" officeooo:paragraph-rsid="0119350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afeac" officeooo:paragraph-rsid="011afea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b11db" officeooo:paragraph-rsid="011b11d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b8dd7" officeooo:paragraph-rsid="011b8dd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da506" officeooo:paragraph-rsid="011da506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1ee092" officeooo:paragraph-rsid="011ee09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efdb3" officeooo:paragraph-rsid="00aefdb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367ec" officeooo:paragraph-rsid="00b367e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7ac09" officeooo:paragraph-rsid="00b7ac0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b5ff9" officeooo:paragraph-rsid="00bb5ff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fc9bd" officeooo:paragraph-rsid="008fc9b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2947d" officeooo:paragraph-rsid="0092947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70d03" officeooo:paragraph-rsid="00970d0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d0ce" officeooo:paragraph-rsid="00a0d0c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0fca7" officeooo:paragraph-rsid="00a0fca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e1b76" officeooo:paragraph-rsid="00ce1b76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6d40f" officeooo:paragraph-rsid="00d6d40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a8a6a" officeooo:paragraph-rsid="00da8a6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bdb2d" officeooo:paragraph-rsid="00dbdb2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dc82f2" officeooo:paragraph-rsid="00dc82f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5e463" officeooo:paragraph-rsid="00e5e46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9495d" officeooo:paragraph-rsid="00e9495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f83eb" officeooo:paragraph-rsid="00ef83e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482f1" officeooo:paragraph-rsid="00f51cc9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7f651" officeooo:paragraph-rsid="00f7f65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9f323" officeooo:paragraph-rsid="00f9f3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b4517" officeooo:paragraph-rsid="00fb451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fe378" officeooo:paragraph-rsid="00ffe37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106" style:family="paragraph" style:parent-style-name="Standard">
      <style:text-properties fo:font-size="12pt" officeooo:rsid="0114c377" officeooo:paragraph-rsid="0114c377" style:font-size-asian="10.5pt" style:font-size-complex="12pt"/>
    </style:style>
    <style:style style:name="P107" style:family="paragraph" style:parent-style-name="Standard">
      <style:text-properties fo:font-size="12pt" officeooo:rsid="01160d1e" officeooo:paragraph-rsid="01160d1e" style:font-size-asian="10.5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8d8ed4" officeooo:paragraph-rsid="008d8ed4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ffffff" fo:font-size="13pt" style:text-underline-style="none" fo:font-weight="normal" officeooo:rsid="010ee486" officeooo:paragraph-rsid="010ee486" fo:background-color="#a1467e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ffffff" fo:font-size="13pt" style:text-underline-style="none" fo:font-weight="normal" officeooo:rsid="01108843" officeooo:paragraph-rsid="01108843" fo:background-color="#a1467e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ffffff" fo:font-size="13pt" fo:font-style="italic" style:text-underline-style="none" fo:font-weight="normal" officeooo:rsid="011ef182" officeooo:paragraph-rsid="011ef182" fo:background-color="#a1467e" style:font-size-asian="13pt" style:font-style-asian="italic" style:font-weight-asian="normal" style:font-size-complex="13pt" style:font-style-complex="italic" style:font-weight-complex="normal"/>
    </style:style>
    <style:style style:name="P152" style:family="paragraph" style:parent-style-name="Standard" style:master-page-name="Standard">
      <style:paragraph-properties fo:text-align="start" style:justify-single-word="false"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efdb3" officeooo:paragraph-rsid="00aefdb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024e1" officeooo:paragraph-rsid="00b024e1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58ff7" officeooo:paragraph-rsid="00b58ff7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68ac3" officeooo:paragraph-rsid="00b68ac3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6d2c6" officeooo:paragraph-rsid="00b6d2c6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7ac09" officeooo:paragraph-rsid="00b7ac09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fd67e" officeooo:paragraph-rsid="00cfd6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15462" officeooo:paragraph-rsid="00d15462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4d574" officeooo:paragraph-rsid="00d4d574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4d5ca" officeooo:paragraph-rsid="00d4d5c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61722" officeooo:paragraph-rsid="00d61722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6d40f" officeooo:paragraph-rsid="00d6d40f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8d3d1" officeooo:paragraph-rsid="00d8d3d1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a8a6a" officeooo:paragraph-rsid="00da8a6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bdb2d" officeooo:paragraph-rsid="00dbdb2d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c4685" officeooo:paragraph-rsid="00dbdb2d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c82f2" officeooo:paragraph-rsid="00dc82f2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e0409" officeooo:paragraph-rsid="00de040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fe72a" officeooo:paragraph-rsid="00dfe72a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14e96" officeooo:paragraph-rsid="00e14e96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22788" officeooo:paragraph-rsid="00e22788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3be3f" officeooo:paragraph-rsid="00e3be3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6ce77" officeooo:paragraph-rsid="00e6ce77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7f7e2" officeooo:paragraph-rsid="00e7f7e2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9495d" officeooo:paragraph-rsid="00e9495d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dd663" officeooo:paragraph-rsid="00edd663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482f1" officeooo:paragraph-rsid="00f51cc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fe378" officeooo:paragraph-rsid="00ffe378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00268c" officeooo:paragraph-rsid="0100268c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206a9b" officeooo:paragraph-rsid="01206a9b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22c2ac" officeooo:paragraph-rsid="0122c2ac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236003" officeooo:paragraph-rsid="01236003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b367ec" officeooo:paragraph-rsid="00b367ec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bd01bc" officeooo:paragraph-rsid="00bd01bc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2d68d" officeooo:paragraph-rsid="0102d68d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5bc28" officeooo:paragraph-rsid="0105bc28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688d7" officeooo:paragraph-rsid="010688d7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8b35d" officeooo:paragraph-rsid="0108b35d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b4145" officeooo:paragraph-rsid="010b4145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0c8fed" officeooo:paragraph-rsid="010c8fed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93508" officeooo:paragraph-rsid="01193508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afeac" officeooo:paragraph-rsid="011afeac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0abdb" officeooo:paragraph-rsid="01108843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b8dd7" officeooo:paragraph-rsid="011b8dd7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d68c2" officeooo:paragraph-rsid="011b8dd7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da506" officeooo:paragraph-rsid="011da506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11ee092" officeooo:paragraph-rsid="011ee092" style:font-size-asian="10.5pt" style:font-weight-asian="normal" style:font-size-complex="12pt" style:font-weight-complex="normal"/>
    </style:style>
    <style:style style:name="P201" style:family="paragraph" style:parent-style-name="Standard">
      <style:text-properties style:text-position="0% 100%" fo:font-size="12pt" fo:font-weight="bold" officeooo:rsid="01160d1e" officeooo:paragraph-rsid="01160d1e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7f319" officeooo:paragraph-rsid="0127f319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b6346" officeooo:paragraph-rsid="012b6346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bd5a6" officeooo:paragraph-rsid="012bd5a6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ceaab" officeooo:paragraph-rsid="012ceaab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e922a" officeooo:paragraph-rsid="012e922a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2f410e" officeooo:paragraph-rsid="012f410e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30c98b" officeooo:paragraph-rsid="0130c98b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3558bd" officeooo:paragraph-rsid="013558bd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38c6da" officeooo:paragraph-rsid="0138c6da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3f3cb8" officeooo:paragraph-rsid="013f3cb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1dc52" officeooo:paragraph-rsid="0141dc52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342f8" officeooo:paragraph-rsid="014342f8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3b90a" officeooo:paragraph-rsid="0143b90a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423cd" officeooo:paragraph-rsid="014423cd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5c68f" officeooo:paragraph-rsid="0145c68f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officeooo:rsid="01482611" officeooo:paragraph-rsid="01482611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ffffff" style:text-position="0% 100%" fo:font-size="13pt" style:text-underline-style="none" fo:font-weight="normal" officeooo:rsid="0110abdb" officeooo:paragraph-rsid="01108843" fo:background-color="#a1467e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eeeeee" style:text-position="0% 100%" fo:font-size="13pt" style:text-underline-style="none" fo:font-weight="normal" officeooo:rsid="0110abdb" officeooo:paragraph-rsid="01108843" fo:background-color="#a1467e" style:font-size-asian="13pt" style:font-weight-asian="normal" style:font-size-complex="13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132670b" style:font-weight-asian="bold" style:font-weight-complex="bold"/>
    </style:style>
    <style:style style:name="T12" style:family="text">
      <style:text-properties style:text-underline-style="none" officeooo:rsid="0091915c"/>
    </style:style>
    <style:style style:name="T13" style:family="text">
      <style:text-properties style:text-underline-style="none" officeooo:rsid="00925ffa"/>
    </style:style>
    <style:style style:name="T14" style:family="text">
      <style:text-properties style:text-underline-style="none" officeooo:rsid="00947080"/>
    </style:style>
    <style:style style:name="T15" style:family="text">
      <style:text-properties style:text-underline-style="none" officeooo:rsid="0098c559"/>
    </style:style>
    <style:style style:name="T16" style:family="text">
      <style:text-properties style:text-underline-style="none" officeooo:rsid="00a227d9"/>
    </style:style>
    <style:style style:name="T17" style:family="text">
      <style:text-properties style:text-underline-style="none" officeooo:rsid="00b1e618"/>
    </style:style>
    <style:style style:name="T18" style:family="text">
      <style:text-properties style:text-underline-style="none" officeooo:rsid="00b80ac8"/>
    </style:style>
    <style:style style:name="T19" style:family="text">
      <style:text-properties style:text-underline-style="none" officeooo:rsid="00d2da9a"/>
    </style:style>
    <style:style style:name="T20" style:family="text">
      <style:text-properties style:text-underline-style="none" officeooo:rsid="00d8d3d1"/>
    </style:style>
    <style:style style:name="T21" style:family="text">
      <style:text-properties style:text-underline-style="none" officeooo:rsid="00dc4685"/>
    </style:style>
    <style:style style:name="T22" style:family="text">
      <style:text-properties style:text-underline-style="none" officeooo:rsid="00e60d61"/>
    </style:style>
    <style:style style:name="T23" style:family="text">
      <style:text-properties style:text-underline-style="none" officeooo:rsid="00eb1591"/>
    </style:style>
    <style:style style:name="T24" style:family="text">
      <style:text-properties style:text-underline-style="none" officeooo:rsid="00f0cae2"/>
    </style:style>
    <style:style style:name="T25" style:family="text">
      <style:text-properties style:text-underline-style="none" officeooo:rsid="00f35c8d"/>
    </style:style>
    <style:style style:name="T26" style:family="text">
      <style:text-properties style:text-underline-style="none" officeooo:rsid="00f6e29f"/>
    </style:style>
    <style:style style:name="T27" style:family="text">
      <style:text-properties style:text-underline-style="none" officeooo:rsid="00f6f9c7"/>
    </style:style>
    <style:style style:name="T28" style:family="text">
      <style:text-properties style:text-underline-style="none" officeooo:rsid="00f7dcc2"/>
    </style:style>
    <style:style style:name="T29" style:family="text">
      <style:text-properties style:text-underline-style="none" officeooo:rsid="00fc9196"/>
    </style:style>
    <style:style style:name="T30" style:family="text">
      <style:text-properties style:text-underline-style="none" officeooo:rsid="00fd6d56"/>
    </style:style>
    <style:style style:name="T31" style:family="text">
      <style:text-properties style:text-underline-style="none" officeooo:rsid="00fd9dd7"/>
    </style:style>
    <style:style style:name="T32" style:family="text">
      <style:text-properties style:text-underline-style="none" officeooo:rsid="00ff41c6"/>
    </style:style>
    <style:style style:name="T33" style:family="text">
      <style:text-properties style:text-underline-style="none" officeooo:rsid="01217efd"/>
    </style:style>
    <style:style style:name="T34" style:family="text">
      <style:text-properties style:text-underline-style="none" officeooo:rsid="0129a0b0"/>
    </style:style>
    <style:style style:name="T35" style:family="text">
      <style:text-properties style:text-underline-style="none" officeooo:rsid="012c24aa"/>
    </style:style>
    <style:style style:name="T36" style:family="text">
      <style:text-properties style:text-underline-style="none" officeooo:rsid="012d3f46"/>
    </style:style>
    <style:style style:name="T37" style:family="text">
      <style:text-properties style:text-underline-style="none" officeooo:rsid="01321cc9"/>
    </style:style>
    <style:style style:name="T38" style:family="text">
      <style:text-properties style:text-underline-style="none" officeooo:rsid="0132670b"/>
    </style:style>
    <style:style style:name="T39" style:family="text">
      <style:text-properties style:text-underline-style="none" officeooo:rsid="013488ba"/>
    </style:style>
    <style:style style:name="T40" style:family="text">
      <style:text-properties style:text-underline-style="none" officeooo:rsid="0135fbb3"/>
    </style:style>
    <style:style style:name="T41" style:family="text">
      <style:text-properties style:text-underline-style="none" officeooo:rsid="01424873"/>
    </style:style>
    <style:style style:name="T42" style:family="text">
      <style:text-properties style:text-underline-style="none" officeooo:rsid="014342f8"/>
    </style:style>
    <style:style style:name="T43" style:family="text">
      <style:text-properties officeooo:rsid="0019d2da"/>
    </style:style>
    <style:style style:name="T44" style:family="text">
      <style:text-properties fo:font-style="normal"/>
    </style:style>
    <style:style style:name="T45" style:family="text">
      <style:text-properties fo:font-style="normal" officeooo:rsid="001d2a62"/>
    </style:style>
    <style:style style:name="T46" style:family="text">
      <style:text-properties fo:font-style="normal" officeooo:rsid="0021d7c5"/>
    </style:style>
    <style:style style:name="T47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48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49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50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51" style:family="text">
      <style:text-properties style:text-position="super 58%"/>
    </style:style>
    <style:style style:name="T52" style:family="text">
      <style:text-properties style:text-position="super 58%" style:text-underline-style="none"/>
    </style:style>
    <style:style style:name="T53" style:family="text">
      <style:text-properties style:text-position="super 58%" style:text-underline-style="none" officeooo:rsid="0029f783"/>
    </style:style>
    <style:style style:name="T54" style:family="text">
      <style:text-properties style:text-position="super 58%" officeooo:rsid="01023c6e"/>
    </style:style>
    <style:style style:name="T55" style:family="text">
      <style:text-properties style:text-position="super 58%" fo:font-weight="bold" style:font-weight-asian="bold" style:font-weight-complex="bold"/>
    </style:style>
    <style:style style:name="T56" style:family="text">
      <style:text-properties style:text-position="0% 100%"/>
    </style:style>
    <style:style style:name="T57" style:family="text">
      <style:text-properties style:text-position="0% 100%" style:text-underline-style="none"/>
    </style:style>
    <style:style style:name="T58" style:family="text">
      <style:text-properties style:text-position="0% 100%" style:text-underline-style="none" officeooo:rsid="0029f783"/>
    </style:style>
    <style:style style:name="T59" style:family="text">
      <style:text-properties style:text-position="0% 100%" style:text-underline-style="none" officeooo:rsid="003f8282"/>
    </style:style>
    <style:style style:name="T60" style:family="text">
      <style:text-properties style:text-position="0% 100%" style:text-underline-style="none" officeooo:rsid="0124b41c"/>
    </style:style>
    <style:style style:name="T61" style:family="text">
      <style:text-properties style:text-position="0% 100%" style:text-underline-style="none" officeooo:rsid="012a8407"/>
    </style:style>
    <style:style style:name="T62" style:family="text">
      <style:text-properties style:text-position="0% 100%" officeooo:rsid="0047a547"/>
    </style:style>
    <style:style style:name="T63" style:family="text">
      <style:text-properties style:text-position="0% 100%" officeooo:rsid="00426242"/>
    </style:style>
    <style:style style:name="T64" style:family="text">
      <style:text-properties style:text-position="0% 100%" officeooo:rsid="004a42db"/>
    </style:style>
    <style:style style:name="T65" style:family="text">
      <style:text-properties style:text-position="0% 100%" officeooo:rsid="004de268"/>
    </style:style>
    <style:style style:name="T66" style:family="text">
      <style:text-properties style:text-position="0% 100%" officeooo:rsid="0066dee3"/>
    </style:style>
    <style:style style:name="T67" style:family="text">
      <style:text-properties style:text-position="0% 100%" fo:font-weight="bold" style:font-weight-asian="bold" style:font-weight-complex="bold"/>
    </style:style>
    <style:style style:name="T68" style:family="text">
      <style:text-properties style:text-position="0% 100%" fo:font-weight="bold" officeooo:rsid="010e7675" style:font-weight-asian="bold" style:font-weight-complex="bold"/>
    </style:style>
    <style:style style:name="T69" style:family="text">
      <style:text-properties style:text-position="0% 100%" officeooo:rsid="0072c117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officeooo:rsid="0101eced"/>
    </style:style>
    <style:style style:name="T72" style:family="text">
      <style:text-properties style:text-position="0% 100%" officeooo:rsid="01023c6e"/>
    </style:style>
    <style:style style:name="T73" style:family="text">
      <style:text-properties style:text-position="0% 100%" officeooo:rsid="010e7675"/>
    </style:style>
    <style:style style:name="T74" style:family="text">
      <style:text-properties style:text-position="0% 100%" officeooo:rsid="0110abdb"/>
    </style:style>
    <style:style style:name="T75" style:family="text">
      <style:text-properties style:text-position="0% 100%" officeooo:rsid="011b11db"/>
    </style:style>
    <style:style style:name="T76" style:family="text">
      <style:text-properties style:text-position="0% 100%" officeooo:rsid="011d68c2"/>
    </style:style>
    <style:style style:name="T77" style:family="text">
      <style:text-properties style:text-position="0% 100%" fo:font-style="normal" style:font-style-asian="normal" style:font-style-complex="normal"/>
    </style:style>
    <style:style style:name="T7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style:text-position="sub 58%"/>
    </style:style>
    <style:style style:name="T81" style:family="text">
      <style:text-properties style:text-position="sub 58%" style:text-underline-style="none"/>
    </style:style>
    <style:style style:name="T82" style:family="text">
      <style:text-properties officeooo:rsid="00599631"/>
    </style:style>
    <style:style style:name="T83" style:family="text">
      <style:text-properties officeooo:rsid="005fc28d"/>
    </style:style>
    <style:style style:name="T84" style:family="text">
      <style:text-properties officeooo:rsid="0079e8ea"/>
    </style:style>
    <style:style style:name="T85" style:family="text">
      <style:text-properties officeooo:rsid="007ae6c9"/>
    </style:style>
    <style:style style:name="T86" style:family="text">
      <style:text-properties officeooo:rsid="0082e2ae"/>
    </style:style>
    <style:style style:name="T87" style:family="text">
      <style:text-properties officeooo:rsid="0087300b"/>
    </style:style>
    <style:style style:name="T88" style:family="text">
      <style:text-properties officeooo:rsid="008ef819"/>
    </style:style>
    <style:style style:name="T89" style:family="text">
      <style:text-properties officeooo:rsid="009d7906"/>
    </style:style>
    <style:style style:name="T90" style:family="text">
      <style:text-properties officeooo:rsid="009edbae"/>
    </style:style>
    <style:style style:name="T91" style:family="text">
      <style:text-properties officeooo:rsid="00aa4f86"/>
    </style:style>
    <style:style style:name="T92" style:family="text">
      <style:text-properties officeooo:rsid="00aefdb3"/>
    </style:style>
    <style:style style:name="T93" style:family="text">
      <style:text-properties officeooo:rsid="00b58ff7"/>
    </style:style>
    <style:style style:name="T94" style:family="text">
      <style:text-properties officeooo:rsid="00b9a677"/>
    </style:style>
    <style:style style:name="T95" style:family="text">
      <style:text-properties officeooo:rsid="00c1f4c6"/>
    </style:style>
    <style:style style:name="T96" style:family="text">
      <style:text-properties officeooo:rsid="00c3b4c8"/>
    </style:style>
    <style:style style:name="T97" style:family="text">
      <style:text-properties officeooo:rsid="00c70dfd"/>
    </style:style>
    <style:style style:name="T98" style:family="text">
      <style:text-properties officeooo:rsid="00c76ed2"/>
    </style:style>
    <style:style style:name="T99" style:family="text">
      <style:text-properties officeooo:rsid="00cc75b9"/>
    </style:style>
    <style:style style:name="T100" style:family="text">
      <style:text-properties officeooo:rsid="00dfad99"/>
    </style:style>
    <style:style style:name="T101" style:family="text">
      <style:text-properties officeooo:rsid="00ecadcb"/>
    </style:style>
    <style:style style:name="T102" style:family="text">
      <style:text-properties officeooo:rsid="00f7f651"/>
    </style:style>
    <style:style style:name="T103" style:family="text">
      <style:text-properties officeooo:rsid="01206a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>Proof</text:p>
      <text:p text:style-name="P104"/>
      <text:p text:style-name="P79">Lecture 1 – Number Systems and Proof Techniques</text:p>
      <text:p text:style-name="P6">Any natural number can be obtained by adding 1 from 0</text:p>
      <text:p text:style-name="P7">0 is a natural number, <text:span text:style-name="T43">and an integer</text:span></text:p>
      <text:p text:style-name="P8">Rational numbers can be written as fraction (denominator not 0)</text:p>
      <text:p text:style-name="P81"><text:span text:style-name="T1">Real numbers are distances to points on a number line</text:span><text:span text:style-name="T2"> (decimals)</text:span></text:p>
      <text:p text:style-name="P9">Proof is a carefully reasoned argument to convince sceptical listener</text:p>
      <text:p text:style-name="P10">Discovery and proof required to solve problems</text:p>
      <text:p text:style-name="P10"/>
      <text:p text:style-name="P79">Lecture 2 – Properties of Odd and Even Numbers</text:p>
      <text:p text:style-name="P108">↔ - if and only if</text:p>
      <text:p text:style-name="P109">∃<text:span text:style-name="T44"> - existential quantifier. ‘</text:span><text:span text:style-name="T45">There exists’</text:span></text:p>
      <text:p text:style-name="P112"/>
      <text:p text:style-name="P79"><text:span text:style-name="T48">Le</text:span>cture 3 – Proving Existential Statements</text:p>
      <text:p text:style-name="P11">Q(x) <text:s/>- property of x</text:p>
      <text:p text:style-name="P12">Constructive proof – give an example that fits the property</text:p>
      <text:p text:style-name="P110">∃<text:span text:style-name="T46">x Q(x)</text:span></text:p>
      <text:p text:style-name="P111"><text:span text:style-name="T46">x </text:span><text:span text:style-name="T44">can represent more than 1 variable</text:span></text:p>
      <text:p text:style-name="P82"><text:span text:style-name="T1">E.g. Prove: </text:span><text:span text:style-name="T47">∃</text:span><text:span text:style-name="T50"> </text:span><text:span text:style-name="T49">an even integer ∩ that can be written in 2 ways as a sum of 2 primes</text:span></text:p>
      <text:p text:style-name="P113">∩ = 22<text:tab/><text:tab/>22 = 11 + 11 = 3 + 19</text:p>
      <text:p text:style-name="P83"><text:span text:style-name="T49">Suppose r and s are integers. Prove </text:span><text:span text:style-name="T50">∃ </text:span><text:span text:style-name="T49">an integer k such that 22r + 18s = 2k</text:span></text:p>
      <text:p text:style-name="P114">k = 11r + 9s <text:tab/>22r + 18s = 2(11r + 9s) = 2.k<text:tab/>k = 11r + 9s</text:p>
      <text:p text:style-name="P114"/>
      <text:p text:style-name="P79">Lecture 4 – Proving Universal Statements</text:p>
      <text:p text:style-name="P13">Most are universal</text:p>
      <text:p text:style-name="P115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15"><text:span text:style-name="T3">∀</text:span><text:span text:style-name="T6">x if P(x) then Q(x)</text:span></text:p>
      <text:p text:style-name="P116"><text:span text:style-name="T6">P </text:span><text:span text:style-name="T1">limits the scope of the arbitrary objects</text:span></text:p>
      <text:p text:style-name="P117"><text:span text:style-name="T6">E.</text:span><text:span text:style-name="T1">g. if a and b are integers then 6a</text:span><text:span text:style-name="T52">2</text:span><text:span text:style-name="T57">b is even</text:span></text:p>
      <text:p text:style-name="P117"><text:span text:style-name="T57">6a</text:span><text:span text:style-name="T52">2</text:span><text:span text:style-name="T57">b = 2(3a</text:span><text:span text:style-name="T52">2</text:span><text:span text:style-name="T57">b) </text:span><text:span text:style-name="T58">therefore k=3a</text:span><text:span text:style-name="T53">2</text:span><text:span text:style-name="T58">b an integer. Therefore it is an even integer</text:span></text:p>
      <text:p text:style-name="P118"><text:span text:style-name="T58">S</text:span><text:span text:style-name="T57">ome statements can be proved with small ∩ </text:span></text:p>
      <text:p text:style-name="P120">Exhuastion – try every ∩ </text:p>
      <text:p text:style-name="P119"><text:span text:style-name="T57">E.g. Prove that (∩+1)</text:span><text:span text:style-name="T52">3</text:span><text:span text:style-name="T57"> &gt;= 3</text:span><text:span text:style-name="T52">n</text:span><text:span text:style-name="T57"> <text:tab/><text:tab/>0 &lt; ∩ =&lt; 4</text:span></text:p>
      <text:p text:style-name="P121">∩ = 1 … 8 &gt;= 3 true<text:tab/><text:tab/>∩ =2 … 27 &gt;= 9 true<text:tab/>∩ = 3 … 64 &gt;= 27<text:tab/>∩=4 … 125 &gt;= 81</text:p>
      <text:p text:style-name="P121"/>
      <text:p text:style-name="P79">Lecture 5 – Generalising from the Generic Particular</text:p>
      <text:p text:style-name="P14">Choose a particular but arbitrarily chosen value</text:p>
      <text:p text:style-name="P15">Show that it satisfies the property</text:p>
      <text:p text:style-name="P16">Disprove universal statement with proof by counterexample</text:p>
      <text:p text:style-name="P80"/>
      <text:p text:style-name="P79">Lecture 7 – Proof by Cases</text:p>
      <text:p text:style-name="P17">Combination of generalising from generic particular and proof by exhuastion</text:p>
      <text:p text:style-name="P79"><text:soft-page-break/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79">Lecture 9 – Two Classic Results</text:p>
      <text:p text:style-name="P79">Lecture 10 – Indirect Proof of an Existential Statement</text:p>
      <text:p text:style-name="P79">Lecture 11 – Mathematical Induction</text:p>
      <text:p text:style-name="P19">Base case where n = 1 or n = 0</text:p>
      <text:p text:style-name="P19">Inductive case where n = m. Substitue m for n in the hypothesis.</text:p>
      <text:p text:style-name="P19">Then use n = m+1 and substitute (m+1) into hypothesis</text:p>
      <text:p text:style-name="P19">Use algebraic manipulation with n=(m+1) and n=(m+1) to derive </text:p>
      <text:p text:style-name="P20">Reach the hypothesis and conclude</text:p>
      <text:p text:style-name="P20"/>
      <text:p text:style-name="P79">Lecture 12 – Proving Properties of Programs</text:p>
      <text:p text:style-name="P79">Lecture 13 – Strong Induction</text:p>
      <text:p text:style-name="P79">Lecture 14 – Common Mistakes</text:p>
      <text:p text:style-name="P79"/>
      <text:p text:style-name="P104">Sets</text:p>
      <text:p text:style-name="P79">Lecture 1 – (Naive) Set Theory</text:p>
      <text:p text:style-name="P21">Ordering and numerations of each element doesn’t matter</text:p>
      <text:p text:style-name="P21">{3, 5, 7} = {7, 3, 3, 3, 5, 5, 7}</text:p>
      <text:p text:style-name="P22">K-permutation – considers order AND number</text:p>
      <text:p text:style-name="P22">K-combination – considers number only</text:p>
      <text:p text:style-name="P22">E.g. S = {1,2,3,4,5}</text:p>
      <text:p text:style-name="P22">3-permutation = {1,2,3} {3,2,1}, {2,1,3}, …, {1,4,5}, {4,5,1}, …, {5,2,1}, {2,5,1}, …</text:p>
      <text:p text:style-name="P22">3-combination = {1,2,3}, {1,2,4}, {1,2,5}, {1,3,4}, {1,3,5}, {1,4,1}, {1,4,5}</text:p>
      <text:p text:style-name="P122"/>
      <text:p text:style-name="P79">Lecture 2 – Subsets and Set Equality</text:p>
      <text:p text:style-name="P23">Only finite sets representable by computers</text:p>
      <text:p text:style-name="P24">Angle brackets <text:s/>⟨ ⟩ used for <text:span text:style-name="T79">ordered sequences </text:span></text:p>
      <text:p text:style-name="P24">E.g. S = ⟨1,2,3,4,5⟩, A = {1,3,5}, B = {3,4}</text:p>
      <text:p text:style-name="P25">Characteristic vector of A is [1,0,3,0,1], X<text:span text:style-name="T80">B</text:span><text:span text:style-name="T56"> = [0,0,1,1,0]</text:span></text:p>
      <text:p text:style-name="P124">Subset ⊆ is if all elements of B are in A</text:p>
      <text:p text:style-name="P124">{3,3,5} ⊆ {3,5} frequency doesn’t matter</text:p>
      <text:p text:style-name="P124">{5,3} ⊆ {3,5} order doesn’t matter</text:p>
      <text:p text:style-name="P125">∈ is for an element</text:p>
      <text:p text:style-name="P26"><text:span text:style-name="T56">If A ⊆ B and B ⊆ A then sets are equal A = B </text:span><text:span text:style-name="T62">(→)</text:span></text:p>
      <text:p text:style-name="P126">{5,4,4,3,5} = {3,4,5}</text:p>
      <text:p text:style-name="P27"><text:span text:style-name="T63">∅ ∈ </text:span><text:span text:style-name="T56">{∅</text:span><text:span text:style-name="T64">} </text:span><text:span text:style-name="T65">Set contains an empty element </text:span></text:p>
      <text:p text:style-name="P127">{{∅}, ∅} Has two elements. Element 1 = Set containing empty element, empty element</text:p>
      <text:p text:style-name="P123">Cannot derive set from CV</text:p>
      <text:p text:style-name="P128"/>
      <text:p text:style-name="P129"/>
      <text:p text:style-name="P79"><text:soft-page-break/>Lecture 3 – Additional Examples</text:p>
      <text:p text:style-name="P79">Lecture 4 – Set Operations</text:p>
      <text:p text:style-name="P131">Union = is in A or B (A ∪ B)</text:p>
      <text:p text:style-name="P132">Intersection = is in A and B (A ∩ B)</text:p>
      <text:p text:style-name="P133">Relative complement = is in only one </text:p>
      <text:p text:style-name="P133">E.g. the relative complement of set B rel to A = only in A (A ∩ B’) <text:span text:style-name="T82">= A – B</text:span></text:p>
      <text:p text:style-name="P134">A – ∅ = A</text:p>
      <text:p text:style-name="P135">∅ – A = ∅</text:p>
      <text:p text:style-name="P136">Complement = all numbers not in A. Includes those not in A or B</text:p>
      <text:p text:style-name="P137">∪ = universal set (all elements)</text:p>
      <text:p text:style-name="P138">Sequences cannot have repetitions</text:p>
      <text:p text:style-name="P139">Symmetric difference = is in A or B but not both ( (A ∩ B’) ∪ (B ∩ A’) ) - <text:span text:style-name="T83">triangle</text:span></text:p>
      <text:p text:style-name="P130">S.D. = (A ∪ B) – (A ∩ B)</text:p>
      <text:p text:style-name="P130"/>
      <text:p text:style-name="P79">Lecture 5 – Proving Identities</text:p>
      <text:p text:style-name="P79">Lecture 6 – The Algebra of Sets</text:p>
      <text:p text:style-name="P28">Commutative laws: A ∩ B = B ∩ A<text:tab/><text:tab/>A ∪ B = B ∪ A</text:p>
      <text:p text:style-name="P28">Associative: A ∪ (B ∪ C) = (A ∪ B) ∪ C<text:tab/><text:tab/>(A ∩ B) ∩ C = A ∩ (B ∩ C)</text:p>
      <text:p text:style-name="P28">Distributive: A ∩ (B ∪ C) = (A ∩ B) ∪ (A ∩ C) <text:tab/>A ∪ (B ∩ C) = (A u B) ∩ (A u C)</text:p>
      <text:p text:style-name="P29">Identity: A ∪ <text:span text:style-name="T56">∅ = A <text:tab/><text:tab/>A ∩ ∪ = A</text:span></text:p>
      <text:p text:style-name="P140">Complement: A ∪ ~ A = ∪ <text:tab/><text:tab/>A ∩ ~A = ∅ </text:p>
      <text:p text:style-name="P141">Double complement: ~ (~A) = A</text:p>
      <text:p text:style-name="P30"><text:span text:style-name="T56">Idempotent laws: A </text:span><text:span text:style-name="T66">∪ </text:span><text:span text:style-name="T56">A = A <text:tab/><text:tab/>A </text:span><text:span text:style-name="T66">∩</text:span><text:span text:style-name="T56"> A = A</text:span></text:p>
      <text:p text:style-name="P31"><text:span text:style-name="T56">Universal bound: A </text:span><text:span text:style-name="T66">∪ </text:span><text:span text:style-name="T56">U = U <text:tab/><text:tab/>A </text:span><text:span text:style-name="T66">∩ ∅ </text:span><text:span text:style-name="T56">= </text:span><text:span text:style-name="T66">∅</text:span></text:p>
      <text:p text:style-name="P30"><text:span text:style-name="T56">De Morgan’s: ~(A </text:span><text:span text:style-name="T66">∪</text:span><text:span text:style-name="T56"> B) = ~A </text:span><text:span text:style-name="T66">∩</text:span><text:span text:style-name="T56"> ~B<text:tab/><text:tab/>~(A </text:span><text:span text:style-name="T66">∩</text:span><text:span text:style-name="T56"> B) = ~A </text:span><text:span text:style-name="T66">∪</text:span><text:span text:style-name="T56"> ~B</text:span></text:p>
      <text:p text:style-name="P30"><text:span text:style-name="T56">Absorption: A </text:span><text:span text:style-name="T66">∪ </text:span><text:span text:style-name="T56">(A </text:span><text:span text:style-name="T66">∩</text:span><text:span text:style-name="T56"> B) = A <text:tab/><text:tab/><text:tab/>A </text:span><text:span text:style-name="T66">∩</text:span><text:span text:style-name="T56"> (A </text:span><text:span text:style-name="T67">U</text:span><text:span text:style-name="T56"> B) = A</text:span></text:p>
      <text:p text:style-name="P31"><text:span text:style-name="T56">Complement of U and </text:span><text:span text:style-name="T66">∅</text:span><text:span text:style-name="T56">: ~U = </text:span><text:span text:style-name="T66">∅</text:span><text:span text:style-name="T56"> <text:tab/><text:tab/>~</text:span><text:span text:style-name="T66">∅</text:span><text:span text:style-name="T56"> = U</text:span></text:p>
      <text:p text:style-name="P30"><text:span text:style-name="T56">Set difference: A – B = A </text:span><text:span text:style-name="T66">∩</text:span><text:span text:style-name="T56"> ~B</text:span></text:p>
      <text:p text:style-name="P142"/>
      <text:p text:style-name="P79">Lecture 7 – Cardinality of Sets</text:p>
      <text:p text:style-name="P32">|A| = number of distinct elements in A. A.k.a ||A||, #A</text:p>
      <text:p text:style-name="P33">Power set = Set of all subsets<text:tab/>|Pow(A)| = number of bit vectors of length n</text:p>
      <text:p text:style-name="P34">E.g. A = {1,2,3,4} then |Pow (A)| = {empty set}, {1}, {2}, {3}, {4], {1,2}, {1,3}, {1,4}, {2, 3}, {2, 4}, {3, 4}, {1,2,3}, {1,2,4}, {2,3,4}, {1,2,3,4}</text:p>
      <text:p text:style-name="P35">Number of n-bit vectors is 2<text:span text:style-name="T51">n</text:span><text:span text:style-name="T56"> e.g. 1-bit vector = [0] or [1] = 2 </text:span><text:span text:style-name="T69">vectors</text:span></text:p>
      <text:p text:style-name="P143">|A U B| = |A| + |B| - |A n B|</text:p>
      <text:p text:style-name="P144">|A U B U C| = |A| + |B| + |C| - |A n B| - |A n C| - |B n C| + |A n B n C|</text:p>
      <text:p text:style-name="P36">|A – (B U C)| = n<text:span text:style-name="T80">a</text:span><text:span text:style-name="T56"> <text:tab/><text:tab/>|B – (A U C)| = n</text:span><text:span text:style-name="T80">b</text:span><text:span text:style-name="T56"><text:tab/><text:tab/>|C – (A U B)| = n</text:span><text:span text:style-name="T80">c</text:span></text:p>
      <text:p text:style-name="P36"><text:span text:style-name="T56">|(A n B) – C| = n</text:span><text:span text:style-name="T80">ab<text:tab/><text:tab/></text:span><text:span text:style-name="T56">|(A n C| - B| = n</text:span><text:span text:style-name="T80">ac</text:span><text:span text:style-name="T56"> <text:tab/><text:tab/>|(B n C) – A| = n</text:span><text:span text:style-name="T80">bc</text:span></text:p>
      <text:p text:style-name="P36"><text:span text:style-name="T56">|A n B n C| = n</text:span><text:span text:style-name="T80">abc</text:span></text:p>
      <text:p text:style-name="P145">Above are special cases of the principle of inclusion and exclusion</text:p>
      <text:p text:style-name="P145"/>
      <text:p text:style-name="P79">Lecture 8 – Russel’s Paradox</text:p>
      <text:p text:style-name="P37">Object is not <text:span text:style-name="T84">always</text:span> meaningful</text:p>
      <text:p text:style-name="P38"><text:soft-page-break/>A can be a subset of A</text:p>
      <text:p text:style-name="P38">A cannot be an element of A <text:span text:style-name="T85">if A = {B | B notE B} </text:span>but also it can</text:p>
      <text:p text:style-name="P39">Must use A = {X E N | X = 2k for some integer k}</text:p>
      <text:p text:style-name="P39">N makes it naive because N has the same kind of problem</text:p>
      <text:p text:style-name="P39"/>
      <text:p text:style-name="P105">Functions</text:p>
      <text:p text:style-name="P74">Lecture 1- <text:span text:style-name="T86">Introduction</text:span></text:p>
      <text:p text:style-name="P40">Every input has an output</text:p>
      <text:p text:style-name="P41">A is the input</text:p>
      <text:p text:style-name="P84"><text:span text:style-name="T1">B is the set that the </text:span><text:span text:style-name="T8">out</text:span><text:span text:style-name="T1">put is in e.g. </text:span><text:span text:style-name="T8">Z</text:span></text:p>
      <text:p text:style-name="P84"><text:span text:style-name="T1">The range is the </text:span><text:span text:style-name="T9">real </text:span><text:span text:style-name="T1">output </text:span><text:span text:style-name="T9">of the function</text:span></text:p>
      <text:p text:style-name="P42">E.g. if there is a function that takes the first character of the alphabet</text:p>
      <text:p text:style-name="P85"><text:span text:style-name="T1">Domain is all the names, range is the letters ‘A’-’Z’, </text:span><text:span text:style-name="T10">codomain</text:span><text:span text:style-name="T1"> is all chars</text:span></text:p>
      <text:p text:style-name="P42"/>
      <text:p text:style-name="P74">Lecture 2 – <text:span text:style-name="T87">Injective, Surjective, Bijective</text:span></text:p>
      <text:p text:style-name="P43">Injective – one-to-one functions only</text:p>
      <text:p text:style-name="P44">Surjective – Range is the same as the codomain</text:p>
      <text:p text:style-name="P45">E.g. Z → Z given by f(x) = x<text:span text:style-name="T51">2</text:span><text:span text:style-name="T56"> is not surjective</text:span></text:p>
      <text:p text:style-name="P146">Codomain (Z) is for all integers. Range doesn’t include -ves as can’t get -ve square root. </text:p>
      <text:p text:style-name="P146">Range and codomain don’t coincide therefore not surjective</text:p>
      <text:p text:style-name="P147">Z → Z f(x) = 2x is not surjective as cannot have odd integers in the range</text:p>
      <text:p text:style-name="P73"><text:span text:style-name="T56">However</text:span><text:span text:style-name="T70"> Q → Q <text:tab/>f(x) = 2x IS surjective as allows for decimals</text:span></text:p>
      <text:p text:style-name="P147">Can have any +/-ve integer/decimal number. Q is all rational numbers, inc frac</text:p>
      <text:p text:style-name="P148">Bijective: Function is both injective AND surjective</text:p>
      <text:p text:style-name="P148"/>
      <text:p text:style-name="P74">Lecture 3 – <text:span text:style-name="T88">Cardinality and Pigeon Hole Principle</text:span></text:p>
      <text:p text:style-name="P86"><text:span text:style-name="T1">For finite sets: </text:span><text:span text:style-name="T12">where B is the codomain</text:span></text:p>
      <text:p text:style-name="P86"><text:span text:style-name="T1">|A| &gt;= |B| if and only if f: A → B is surjective </text:span><text:span text:style-name="T13">(as doesn’t have to be injective)</text:span></text:p>
      <text:p text:style-name="P86"><text:span text:style-name="T1">|A| &lt;= |B| iff f: A → B is injective </text:span><text:span text:style-name="T13">(as codomain can be larger than range)</text:span></text:p>
      <text:p text:style-name="P46">|A| = |B| is it is bijective</text:p>
      <text:p text:style-name="P87"><text:span text:style-name="T1">P</text:span><text:span text:style-name="T15">H</text:span><text:span text:style-name="T1">P: If |A| &gt; |B| then at least one f occurs more than once </text:span></text:p>
      <text:p text:style-name="P87"><text:span text:style-name="T1">Therefore f(a) = f(b) only if they are distinct </text:span><text:span text:style-name="T14">a, b</text:span></text:p>
      <text:p text:style-name="P88"><text:span text:style-name="T14">E.</text:span><text:span text:style-name="T1">g. 15 people on bus, prove at least 2 have same birthday months</text:span></text:p>
      <text:p text:style-name="P47">Let A = set of all the people on the bus <text:tab/>|A| = 15</text:p>
      <text:p text:style-name="P47">Let B = set of all months <text:tab/><text:tab/><text:tab/><text:tab/>|B| = 12</text:p>
      <text:p text:style-name="P48">f associates person with their birthday month </text:p>
      <text:p text:style-name="P48">|A| &gt; |B| therefore according to PHP at least 2 people have the same month</text:p>
      <text:p text:style-name="P48"/>
      <text:p text:style-name="P49">E.g. 5 numbers selected from {1,2,3,4,5,6,7,8}. Show all combinations have 2 numbers adding to 9</text:p>
      <text:p text:style-name="P50">B = {(1,8), (2, 7), (3, 6), (4, 5))</text:p>
      <text:p text:style-name="P50">A = (X1, X2, X3, X4, X5) – general as don’t know the numbers</text:p>
      <text:p text:style-name="P50">|A| = 5 <text:tab/><text:tab/>|B| = 4<text:tab/><text:tab/>Can map - <text:s/>not injective</text:p>
      <text:p text:style-name="P50"><text:soft-page-break/>|A| &gt; |B| therefore by PHP there will always be at least 2 numbers adding to 9</text:p>
      <text:p text:style-name="P50"/>
      <text:p text:style-name="P74">Lecture 4 – <text:span text:style-name="T89">Extended Pigeonhole Principle</text:span></text:p>
      <text:p text:style-name="P51">If |A| &gt; k|B| then there will always be a value of f that occurs at least k+1 times</text:p>
      <text:p text:style-name="P51"/>
      <text:p text:style-name="P74">Lecture 5 – <text:span text:style-name="T90">Theorem of Friends and Strangers</text:span></text:p>
      <text:p text:style-name="P52">E.g. Show that in any group of 6 people there are always either 3 who know of each other, or 3 complete strangers</text:p>
      <text:p text:style-name="P53">Let {A,B, C, D, E, F} be all the people under consideration</text:p>
      <text:p text:style-name="P53">Arbitrarily select a person e.g. F</text:p>
      <text:p text:style-name="P53">Construct f: {A, B, C, D, E} → {0, 1} where f(x) = 1 if x knows F, or 0 else</text:p>
      <text:p text:style-name="P54">|{A, B, C, D, E}| = 5 <text:tab/>|{0,1}| = 2 <text:tab/>|{A, B, C, D, E}| &gt; 2|{0,1}| </text:p>
      <text:p text:style-name="P54">Therefore it must be the case that at least 3 values of x correspond to the same value of f(x)</text:p>
      <text:p text:style-name="P89"><text:span text:style-name="T1">i.e. there must exist {X1, X2, X3} </text:span><text:span text:style-name="T59">⊆ </text:span><text:span text:style-name="T1">{A, B, C, D, E} such that f(X1) = f(X2) = f(X3)</text:span></text:p>
      <text:p text:style-name="P55"/>
      <text:p text:style-name="P56">Case 1: Suppose that f(X1) = f(X2) = f(X3) = 1 – they all know F</text:p>
      <text:p text:style-name="P56">Case 1.1 There is a pair that know each other. Both of the pair know F </text:p>
      <text:p text:style-name="P56">Therefore there are 3 friends</text:p>
      <text:p text:style-name="P90"><text:span text:style-name="T1">Case 1.2 </text:span><text:span text:style-name="T16">There is no pair that know each other </text:span></text:p>
      <text:p text:style-name="P57">X1 doesn’t know X2, X2 doesn’t know X3, X1 doesn’t know X2</text:p>
      <text:p text:style-name="P57">Therefore there are 3 strangers</text:p>
      <text:p text:style-name="P57"/>
      <text:p text:style-name="P58">Case 2: f(X1) = f(X2) = f(X3) = 0 – no one knows F</text:p>
      <text:p text:style-name="P59">Case 2.1 X1, X2, X3 all know each other</text:p>
      <text:p text:style-name="P60">Case 2.2 There is a pair who don’t know each other. There are 3 strangers</text:p>
      <text:p text:style-name="P74">Lecture 6 – <text:span text:style-name="T91">Cardinality of Infinite Sets</text:span></text:p>
      <text:p text:style-name="P1"/>
      <text:p text:style-name="P74">Lecture 7 – <text:span text:style-name="T91">Countable Sets</text:span></text:p>
      <text:p text:style-name="P2">Set that is either finite or has same cardinality of N</text:p>
      <text:p text:style-name="P74">Lecture 8 – <text:span text:style-name="T91">Uncountable Sets</text:span></text:p>
      <text:p text:style-name="P105">Relations</text:p>
      <text:p text:style-name="P74">Lecture 1 - </text:p>
      <text:p text:style-name="P74">Lecture 2 - </text:p>
      <text:p text:style-name="P74">Lecture 3 - </text:p>
      <text:p text:style-name="P74">Lecture 4 - </text:p>
      <text:p text:style-name="P74">Lecture 5 - </text:p>
      <text:p text:style-name="P74">Lecture 6 - </text:p>
      <text:p text:style-name="P74">Lecture 7 - </text:p>
      <text:p text:style-name="P74">Lecture 8 – <text:span text:style-name="T92">Equaivalence</text:span></text:p>
      <text:p text:style-name="P75"><text:span text:style-name="T1">X=X reflexive </text:span><text:span text:style-name="T17">e.g. X has same age as X</text:span></text:p>
      <text:p text:style-name="P153">X=Y → y =x Symmetric</text:p>
      <text:p text:style-name="P75"><text:span text:style-name="T1">X=Y and Y=Z Transitive </text:span><text:span text:style-name="T17">e.g. X same age as Y, Y has same age as Z → X=Z</text:span></text:p>
      <text:p text:style-name="P154">Is equiv. If reflexive, symmetric and transitive</text:p>
      <text:p text:style-name="P76"><text:soft-page-break/><text:span text:style-name="T1">Partition of Set A = collection of non-empty subsets that don’t have overlap between the blocks A</text:span><text:span text:style-name="T81">I</text:span></text:p>
      <text:p text:style-name="P186"/>
      <text:p text:style-name="P74">Lecture 9 – <text:span text:style-name="T93">Partial Order</text:span></text:p>
      <text:p text:style-name="P155">Binary relation on set A that is reflexive and transitive but antisymmetric</text:p>
      <text:p text:style-name="P156">Predecessor: Relation of partial order of xRy where x != y (eventual)</text:p>
      <text:p text:style-name="P156">Immediate predecessor: If there is no z E {x,y} for xRz and zRy (no intermediate between x and y)</text:p>
      <text:p text:style-name="P157">Hasse diagram of total order (all) is a chain</text:p>
      <text:p text:style-name="P77"><text:span text:style-name="T1">Hasse of a partial is digraph – vertices are elements, edges = immed. </text:span><text:span text:style-name="T18">p</text:span><text:span text:style-name="T1">redec</text:span></text:p>
      <text:p text:style-name="P158"/>
      <text:p text:style-name="P74">Lecture 10 – <text:span text:style-name="T94">N-ary relations</text:span></text:p>
      <text:p text:style-name="P78"><text:span text:style-name="T1">Cartesian product of sets = {(a</text:span><text:span text:style-name="T81">1</text:span><text:span text:style-name="T57"> , … , a</text:span><text:span text:style-name="T81">n</text:span><text:span text:style-name="T57">) | a</text:span><text:span text:style-name="T81">1</text:span><text:span text:style-name="T57"> E A</text:span><text:span text:style-name="T81">1</text:span><text:span text:style-name="T57">, …, a</text:span><text:span text:style-name="T81">n</text:span><text:span text:style-name="T57"> E A</text:span><text:span text:style-name="T81">n</text:span><text:span text:style-name="T57">}</text:span></text:p>
      <text:p text:style-name="P78"><text:span text:style-name="T57">N-ary relation is a subset of the above (A</text:span><text:span text:style-name="T81">1</text:span><text:span text:style-name="T57"> x … x A</text:span><text:span text:style-name="T81">n</text:span><text:span text:style-name="T57">)</text:span></text:p>
      <text:p text:style-name="P187">Unary: Normal subset of a set (each element is on its own rather than (_,_)</text:p>
      <text:p text:style-name="P105">Logic</text:p>
      <text:p text:style-name="P74">Lecture 1</text:p>
      <text:p text:style-name="P3">Proposition can be either true or false</text:p>
      <text:p text:style-name="P3">Can have complex <text:span text:style-name="T95">(compound) </text:span>propositions e.g. Logic is easy or I eat bread</text:p>
      <text:p text:style-name="P4">Logical connectives: negation (not), conjunction (and), <text:span text:style-name="T97">d</text:span>isjunction (or), implication → (if… then), equivalence ↔ <text:span text:style-name="T98">equivalent = </text:span>(if and only if)</text:p>
      <text:p text:style-name="P5">Propositional formula is either atomic <text:span text:style-name="T96">(no logical connective) </text:span>or compound proposition </text:p>
      <text:p text:style-name="P5"/>
      <text:p text:style-name="P74">Lecture 2 - <text:span text:style-name="T99">Connectives</text:span></text:p>
      <text:p text:style-name="P61">Interpretation is function that assigns an atomic proposition with truth value</text:p>
      <text:p text:style-name="P62">Equivalence: If P and Q are the same then 1</text:p>
      <text:p text:style-name="P63">Implication: If P is 0 then 1. If P is 1 and Q is 1 then 1. Otherwise (P=1, Q=0) is 0</text:p>
      <text:p text:style-name="P63"/>
      <text:p text:style-name="P74">Lecture 3 – <text:span text:style-name="T99">Semantic Consequence</text:span></text:p>
      <text:p text:style-name="P91"><text:span text:style-name="T1">Use implies for knight/knave – </text:span><text:span text:style-name="T19">p = “A is a knight”, q = “B is a knight”</text:span></text:p>
      <text:p text:style-name="P159">Combine all imply cases into one truth table</text:p>
      <text:p text:style-name="P160">Use row that has all 1s</text:p>
      <text:p text:style-name="P161">Hangman symbol is a finite set of formulas (e.g. implications), P is a formula</text:p>
      <text:p text:style-name="P161">P then follows from hangman (i.e. P is a semantic consequence of hangman) for</text:p>
      <text:p text:style-name="P161">If I(Q) = 1 for all Q E hangman, then I(P) = 1</text:p>
      <text:p text:style-name="P161">Hangman |= P</text:p>
      <text:p text:style-name="P161">i.e. if Q = 1, then P = 1</text:p>
      <text:p text:style-name="P162">E.g. all the implications Q from above are in hangman </text:p>
      <text:p text:style-name="P163">P = 1 for the case where every Q in hangman are true </text:p>
      <text:p text:style-name="P163">For all Q, P is true </text:p>
      <text:p text:style-name="P164">E.g. Show {(p1 n p2)} |= (p1 V p2) <text:tab/></text:p>
      <text:p text:style-name="P164">For the set to be true, both p1 and p2 have to be true</text:p>
      <text:p text:style-name="P164">Therefore (either) p1 or p2 must be true </text:p>
      <text:p text:style-name="P92"><text:soft-page-break/><text:span text:style-name="T1">So (p1 V p2) has to be true if Q E {Q} is true<text:tab/><text:tab/>{Q} |= P<text:tab/></text:span><text:span text:style-name="T20">P follows from Q </text:span></text:p>
      <text:p text:style-name="P165">i.e. if Q is true, then it follows that P must be true as well</text:p>
      <text:p text:style-name="P165"/>
      <text:p text:style-name="P166">Direct proof: {P, (P → Q)} |= Q</text:p>
      <text:p text:style-name="P93"><text:span text:style-name="T1">i.e. Have a statement P. If </text:span><text:span text:style-name="T10">P is true</text:span><text:span text:style-name="T1"> (correct), then the property Q is also true. The hypothesis is correct</text:span></text:p>
      <text:p text:style-name="P166"/>
      <text:p text:style-name="P166">Proof by contradiction: {(¬P → bottom hangman)} |= P <text:tab/><text:tab/>Bottom hangman is always false</text:p>
      <text:p text:style-name="P93"><text:span text:style-name="T1">i.e. Assume the statement </text:span><text:span text:style-name="T10">P is false</text:span><text:span text:style-name="T1">. If P is false, then the result from P is false. </text:span></text:p>
      <text:p text:style-name="P166">If P being false means the result is false, then it follows that P is true</text:p>
      <text:p text:style-name="P167">Proof by contradiction 2: {(P →Q), ¬Q} |= ¬P</text:p>
      <text:p text:style-name="P94"><text:span text:style-name="T1">If P is true then Q is true. And if Q is false (there is a contradiction) then it follows that P is not true. As 1 → 0 is always false </text:span><text:span text:style-name="T21">(¬1)</text:span></text:p>
      <text:p text:style-name="P168"/>
      <text:p text:style-name="P95"><text:span text:style-name="T21">P</text:span><text:span text:style-name="T1">roof by cases: {(P → Q), (R → Q), (P V R)} |= Q</text:span></text:p>
      <text:p text:style-name="P169">If P is true (Case 1 is applied) then Q is true. If R (Case 2) is true then Q is true. </text:p>
      <text:p text:style-name="P169">Therefore if either P or R is true, then Q is true and the hypothesis is proved true</text:p>
      <text:p text:style-name="P167"/>
      <text:p text:style-name="P170">Proof theory: Branch of mathematical logic – proofs are objects</text:p>
      <text:p text:style-name="P170">Strings of symbols :), manipulation rules</text:p>
      <text:p text:style-name="P170">Therefore can be read/interpreted by computer</text:p>
      <text:p text:style-name="P170"/>
      <text:p text:style-name="P74">Lecture 4 – <text:span text:style-name="T100">Digital Circuits</text:span></text:p>
      <text:p text:style-name="P171">And, or, not</text:p>
      <text:p text:style-name="P172">Combinatorial circuit – cannot combine 2 input wires</text:p>
      <text:p text:style-name="P173">Can split ONE wire so that can be input for different gates</text:p>
      <text:p text:style-name="P174">Output wire can become an input (for linking 2 gates)</text:p>
      <text:p text:style-name="P174">Output wire can’t feed back into the its own gate</text:p>
      <text:p text:style-name="P96"><text:span text:style-name="T1">P and Q formulae are equivalent if I(P) = I(Q)<text:tab/></text:span><text:span text:style-name="T22">P eq Q</text:span></text:p>
      <text:p text:style-name="P175">Relation eq is an equivalence relation on P</text:p>
      <text:p text:style-name="P175">Reflexive: I(P) = I(P) for every I </text:p>
      <text:p text:style-name="P175">Symmetric: P eq Q → Q eq P</text:p>
      <text:p text:style-name="P176">Transitive: P eq Q and Q eq R implies P eq R</text:p>
      <text:p text:style-name="P97"><text:span text:style-name="T1">Can simplify by constructing truth table – </text:span><text:span text:style-name="T23">consider nots</text:span></text:p>
      <text:p text:style-name="P177"/>
      <text:p text:style-name="P74">Lecture 5 – <text:span text:style-name="T101">Sequential Circuits</text:span></text:p>
      <text:p text:style-name="P178">Same rules as combinatorial BUT output can feed back into the gate as input</text:p>
      <text:p text:style-name="P98"><text:span text:style-name="T1">E.g. if </text:span><text:span text:style-name="T25">the</text:span><text:span text:style-name="T1"> </text:span><text:span text:style-name="T24">output’</text:span><text:span text:style-name="T25">s truth value</text:span><text:span text:style-name="T24"> </text:span><text:span text:style-name="T25">is</text:span><text:span text:style-name="T24"> the </text:span><text:span text:style-name="T25">same as one of the inputs’ truth</text:span><text:span text:style-name="T24"> value</text:span></text:p>
      <text:p text:style-name="P99"><text:span text:style-name="T1">Can be used for alternating circuits, </text:span><text:span text:style-name="T26">or for resets </text:span><text:span text:style-name="T27">(uses latch: set/reset, </text:span><text:span text:style-name="T28">default 0</text:span><text:span text:style-name="T27">)</text:span></text:p>
      <text:p text:style-name="P179"><text:s/></text:p>
      <text:p text:style-name="P74">Lecture 6 – <text:span text:style-name="T102">Boolean Functions</text:span></text:p>
      <text:p text:style-name="P101"><text:span text:style-name="T1">XOR: </text:span><text:span text:style-name="T29">0 if they are the same, 1 if they are equal</text:span></text:p>
      <text:p text:style-name="P101"><text:span text:style-name="T1">NAND </text:span><text:span text:style-name="T31">(Sheffer stroke, </text:span><text:span text:style-name="T32">P | Q</text:span><text:span text:style-name="T31">)</text:span><text:span text:style-name="T1">/NOR </text:span><text:span text:style-name="T31">(Pierce arrow, </text:span><text:span text:style-name="T32">P down arrow Q</text:span><text:span text:style-name="T31">)</text:span><text:span text:style-name="T1">: Flip the </text:span><text:soft-page-break/><text:span text:style-name="T1">output of and/or</text:span></text:p>
      <text:p text:style-name="P102"><text:span text:style-name="T1">XNOR: </text:span><text:span text:style-name="T30">Opposite of XOR. 1 if they are different</text:span></text:p>
      <text:p text:style-name="P103"><text:span text:style-name="T30">¬</text:span><text:span text:style-name="T1">P = P | P</text:span></text:p>
      <text:p text:style-name="P180">P V Q = (P | P) | (Q | Q)</text:p>
      <text:p text:style-name="P181">P n Q = (P|Q) | (P|Q)</text:p>
      <text:p text:style-name="P181"/>
      <text:p text:style-name="P100">Lecture 7 – Representing Numbers</text:p>
      <text:p text:style-name="P64">n<text:span text:style-name="T80">2</text:span><text:span text:style-name="T56"> = Binary (base 2), n</text:span><text:span text:style-name="T80">10</text:span><text:span text:style-name="T56"> = Decimal (base 10) </text:span></text:p>
      <text:p text:style-name="P64"><text:span text:style-name="T71">Uses positional system (multiply by place value – </text:span><text:span text:style-name="T72">2</text:span><text:span text:style-name="T54">m</text:span><text:span text:style-name="T72">/ 10</text:span><text:span text:style-name="T54">m</text:span><text:span text:style-name="T71">)</text:span></text:p>
      <text:p text:style-name="P188">Signed/unsigned data types – same number of bits to represent +ve/-ve</text:p>
      <text:p text:style-name="P189">Unsigned integer can take all space available</text:p>
      <text:p text:style-name="P190">2 representations of 0 if signed – 10000000, 00000000</text:p>
      <text:p text:style-name="P191">Would have to deal with another circuit for adding and subtracting </text:p>
      <text:p text:style-name="P190"/>
      <text:p text:style-name="P65"><text:span text:style-name="T56">Two’s complement: If positive a (absolute), 2C of a relative to fixed bit length n (e.g. 8) is binary representation of 2</text:span><text:span text:style-name="T51">n</text:span><text:span text:style-name="T56"> – a. </text:span><text:span text:style-name="T73">Represents </text:span><text:span text:style-name="T68">-a</text:span></text:p>
      <text:p text:style-name="P192">E.g. 4-bit 2C: n = 4. If a = 1, 2C = 16 – 1 = 15 = 1111</text:p>
      <text:p text:style-name="P66"><text:span text:style-name="T56">2</text:span><text:span text:style-name="T51">n</text:span><text:span text:style-name="T56"> - a is the same as flipping the bits and add 1</text:span></text:p>
      <text:p text:style-name="P193">E.g. if a = +ve 6. Normal binary: 0110<text:tab/>Flipped: 1001<text:tab/>Add 1: 1010</text:p>
      <text:p text:style-name="P66"><text:span text:style-name="T56">IS the same as: if a = +ve 6. <text:tab/>2</text:span><text:span text:style-name="T51">n</text:span><text:span text:style-name="T56"> = 2</text:span><text:span text:style-name="T51">4</text:span><text:span text:style-name="T56"> = 16<text:tab/><text:tab/>16 – 6 = 10 <text:tab/>Binary: 1010</text:span></text:p>
      <text:p text:style-name="P193"/>
      <text:p text:style-name="P149"><text:span text:style-name="T56">If the goal is </text:span><text:span text:style-name="T67">positive</text:span><text:span text:style-name="T56">, do not do anything – use standard binary representation</text:span></text:p>
      <text:p text:style-name="P150"><text:span text:style-name="T56">If the goal is </text:span><text:span text:style-name="T67">negative</text:span><text:span text:style-name="T56">, flip and add one OR 2</text:span><text:span text:style-name="T51">n</text:span><text:span text:style-name="T56"> – 1 </text:span><text:span text:style-name="T74">and switch +ve to binary</text:span></text:p>
      <text:p text:style-name="P218"/>
      <text:p text:style-name="P151"><text:span text:style-name="T56">Flip and add one</text:span><text:span text:style-name="T77"> is a method using </text:span><text:span text:style-name="T78">bit negation</text:span></text:p>
      <text:p text:style-name="P219"/>
      <text:p text:style-name="P106">0: String of 0s<text:tab/><text:tab/>1: String of 1s </text:p>
      <text:p text:style-name="P107">Number range is split unevenly between +/-ve</text:p>
      <text:p text:style-name="P107">In n bits: Range is -<text:span text:style-name="T79">2</text:span><text:span text:style-name="T55">n-1</text:span><text:span text:style-name="T67">, …, 2</text:span><text:span text:style-name="T55">n-1</text:span><text:span text:style-name="T67"> – 1</text:span></text:p>
      <text:p text:style-name="P201"/>
      <text:p text:style-name="P67"><text:span text:style-name="T74">A</text:span><text:span text:style-name="T56">dd +ves as normal – since unchanged</text:span></text:p>
      <text:p text:style-name="P194">Add -ves as if the 2C is a normal</text:p>
      <text:p text:style-name="P195">E.g. -1 + -3: -1 = 0001, 1110, 1111<text:tab/><text:tab/>-3 = 0011, 1100, 1101</text:p>
      <text:p text:style-name="P68"><text:span text:style-name="T56">1111 + 1101 = 1100 (ignore the carry 1) <text:tab/>1100 = 0011, 0100 = </text:span><text:span text:style-name="T75">4 </text:span></text:p>
      <text:p text:style-name="P69"><text:span text:style-name="T75">I</text:span><text:span text:style-name="T56">s </text:span><text:span text:style-name="T67">-</text:span><text:span text:style-name="T56">4 because the original starts with 1</text:span></text:p>
      <text:p text:style-name="P196"/>
      <text:p text:style-name="P70"><text:span text:style-name="T74">C</text:span><text:span text:style-name="T56">an subtract by moving the negative from the operator to the second operand</text:span></text:p>
      <text:p text:style-name="P197">E.g. Work out 4 – 3</text:p>
      <text:p text:style-name="P197">4 – 3 = 4 + (-3)<text:tab/><text:tab/>4: 0100<text:tab/><text:tab/><text:tab/>-3: 0011, 1100, 1101</text:p>
      <text:p text:style-name="P70"><text:span text:style-name="T56">0100 + 1101 = 0001 (carry 1)<text:tab/><text:tab/>0001: 1<text:tab/><text:tab/></text:span><text:span text:style-name="T76">Check: 4-3=1 is true</text:span></text:p>
      <text:p text:style-name="P198"/>
      <text:p text:style-name="P71"><text:span text:style-name="T76">B</text:span><text:span text:style-name="T56">e wary of overflow – to check, if both inputs to addition have same sign </text:span><text:soft-page-break/><text:span text:style-name="T56">(leading number is the same), and the output has the opposite sign, overflow has occurred</text:span></text:p>
      <text:p text:style-name="P199">E.g. 4 + 5 in 4 bit representation<text:tab/><text:tab/>4: 0100 <text:tab/><text:tab/>5: 0101</text:p>
      <text:p text:style-name="P71"><text:span text:style-name="T67">0</text:span><text:span text:style-name="T56">100 + </text:span><text:span text:style-name="T67">0</text:span><text:span text:style-name="T56">101 = </text:span><text:span text:style-name="T67">1</text:span><text:span text:style-name="T56">001<text:tab/><text:tab/>The output sign is different, so overflow has occurred</text:span></text:p>
      <text:p text:style-name="P199">The binary result is correct, until you consider the 4-bit relative 2C</text:p>
      <text:p text:style-name="P200">8 + 1 = 9 = 4+5<text:tab/><text:tab/></text:p>
      <text:p text:style-name="P200">But converting (would be to complete): </text:p>
      <text:p text:style-name="P72"><text:span text:style-name="T56">Starts with 1, so -ve. Flip = 0110, add 1 = 0111<text:tab/><text:tab/>= </text:span><text:span text:style-name="T67">-</text:span><text:span text:style-name="T56">7</text:span></text:p>
      <text:p text:style-name="P105">Counting</text:p>
      <text:p text:style-name="P74">Lecture 1 – <text:span text:style-name="T103">Combinatorics</text:span></text:p>
      <text:p text:style-name="P183"><text:span text:style-name="T1">Study of combination, permu</text:span><text:span text:style-name="T33">t</text:span><text:span text:style-name="T1">ation, arranging </text:span><text:span text:style-name="T10">numbers</text:span></text:p>
      <text:p text:style-name="P184"><text:span text:style-name="T1">To find total number of outcomes (combination): a x b</text:span></text:p>
      <text:p text:style-name="P185"><text:span text:style-name="T1">To find possible number of combinations of combos: Variation</text:span><text:span text:style-name="T52">number</text:span></text:p>
      <text:p text:style-name="P185"><text:span text:style-name="T57">E.g. for room numbers, [digit]</text:span><text:span text:style-name="T60">+</text:span><text:span text:style-name="T57">[lower case letter] = 10*26</text:span></text:p>
      <text:p text:style-name="P185"><text:span text:style-name="T57">For possible number of bit strings length 8, [0/1]*</text:span><text:span text:style-name="T60">8</text:span><text:span text:style-name="T57"> = 2</text:span><text:span text:style-name="T52">8 </text:span><text:span text:style-name="T61">(2x2x2x2x2x2)</text:span></text:p>
      <text:p text:style-name="P202"><text:span text:style-name="T1">Sequence of k events with n</text:span><text:span text:style-name="T81">1 </text:span><text:span text:style-name="T1">x … x n</text:span><text:span text:style-name="T81">k</text:span><text:span text:style-name="T1">: total number of outcomes. </text:span><text:span text:style-name="T34">Product rule</text:span></text:p>
      <text:p text:style-name="P202"><text:span text:style-name="T81"/></text:p>
      <text:p text:style-name="P203"><text:span text:style-name="T1">Two events are disjoint (mutually exclusive) if can’t occur simultaneously</text:span></text:p>
      <text:p text:style-name="P204"><text:span text:style-name="T1">If there are n</text:span><text:span text:style-name="T81">1</text:span><text:span text:style-name="T1"> possible outcomes for event A and n</text:span><text:span text:style-name="T81">2</text:span><text:span text:style-name="T1"> possibile outcomes for B then there are n</text:span><text:span text:style-name="T81">1</text:span><text:span text:style-name="T1"> + n</text:span><text:span text:style-name="T81">2 </text:span><text:span text:style-name="T1">possible outcomes for event “either A or B”. </text:span><text:span text:style-name="T35">Sum rule</text:span></text:p>
      <text:p text:style-name="P204"><text:span text:style-name="T35"/></text:p>
      <text:p text:style-name="P205"><text:span text:style-name="T35">E.</text:span><text:span text:style-name="T1">g. how many 3 digits numbers start with 3 or 4?</text:span></text:p>
      <text:p text:style-name="P205"><text:span text:style-name="T1">n</text:span><text:span text:style-name="T81">1</text:span><text:span text:style-name="T1"> = 2 (3/4)<text:tab/><text:tab/>n</text:span><text:span text:style-name="T81">2</text:span><text:span text:style-name="T1"> = 10 (0..9) <text:tab/><text:tab/>n</text:span><text:span text:style-name="T81">3</text:span><text:span text:style-name="T1"> = 10 <text:tab/><text:tab/>Total combos (ordered): 200</text:span></text:p>
      <text:p text:style-name="P204"><text:span text:style-name="T35"/></text:p>
      <text:p text:style-name="P205"><text:span text:style-name="T35">E.</text:span><text:span text:style-name="T1">g. </text:span><text:span text:style-name="T36">Choose 2 of different type from 3 bananas, 4 apples, 2 pears</text:span></text:p>
      <text:p text:style-name="P206"><text:span text:style-name="T1">Event </text:span><text:span text:style-name="T39">of 2 types of fruit </text:span><text:span text:style-name="T1">1: AB<text:tab/><text:tab/>Event 2: AP<text:tab/><text:tab/>Event 3: BP</text:span></text:p>
      <text:p text:style-name="P207"><text:span text:style-name="T1">Possible 1: 4 apples x 3 bananas<text:tab/><text:tab/>2: 4 x 2<text:tab/><text:tab/>3: 3 x 2</text:span></text:p>
      <text:p text:style-name="P207"><text:span text:style-name="T1">Total = 12 + 8 + 6 = 26</text:span></text:p>
      <text:p text:style-name="P207"><text:span text:style-name="T1"/></text:p>
      <text:p text:style-name="P208"><text:span text:style-name="T1">If A n B = empty set <text:tab/>then |A U B| = |A| + |B|</text:span></text:p>
      <text:p text:style-name="P208"><text:span text:style-name="T1"/></text:p>
      <text:p text:style-name="P208"><text:span text:style-name="T11">Any</text:span><text:span text:style-name="T38"> s</text:span><text:span text:style-name="T1">equence of k events is an element of Cartesian product A</text:span><text:span text:style-name="T81">1</text:span><text:span text:style-name="T1"> x … x A</text:span><text:span text:style-name="T81">k</text:span></text:p>
      <text:p text:style-name="P208"><text:span text:style-name="T1">Size of cartesian product = |A</text:span><text:span text:style-name="T81">1</text:span><text:span text:style-name="T1">| x … x |A</text:span><text:span text:style-name="T81">k</text:span><text:span text:style-name="T37">|</text:span></text:p>
      <text:p text:style-name="P208"><text:span text:style-name="T37"/></text:p>
      <text:p text:style-name="P209"><text:span text:style-name="T37">E.</text:span><text:span text:style-name="T1">g. each password is string of 8 characters – either uppercase letter or a digit. </text:span><text:span text:style-name="T40">At least 1 digit.</text:span><text:span text:style-name="T1"> How many passwords?</text:span></text:p>
      <text:p text:style-name="P209"><text:span text:style-name="T1"/></text:p>
      <text:p text:style-name="P210"><text:span text:style-name="T1">Set A: Every character is either letter or number = 36 possibilities</text:span></text:p>
      <text:p text:style-name="P210"><text:span text:style-name="T1">Set B: Has 1 digit</text:span></text:p>
      <text:p text:style-name="P210"><text:span text:style-name="T1"/></text:p>
      <text:p text:style-name="P210"><text:span text:style-name="T1">Set A = 36</text:span><text:span text:style-name="T52">8</text:span><text:span text:style-name="T1"> <text:tab/>Set (A n B’) = every character is a letter = 26</text:span><text:span text:style-name="T52">8</text:span><text:span text:style-name="T1"> </text:span></text:p>
      <text:p text:style-name="P210"><text:span text:style-name="T1">Therefore A n B = 36</text:span><text:span text:style-name="T52">8</text:span><text:span text:style-name="T1"> – 26</text:span><text:span text:style-name="T52">8</text:span><text:span text:style-name="T1"> = 2,612,282,842,880</text:span></text:p>
      <text:p text:style-name="P210"><text:span text:style-name="T1"/></text:p>
      <text:p text:style-name="P211"><text:span text:style-name="T1">Layout combinations: 34D 3D4 43D 4D3 D34 D43 = 6</text:span></text:p>
      <text:p text:style-name="P211"><text:soft-page-break/><text:span text:style-name="T1">1015 x 4030 x 10 x 6 = 245427000</text:span></text:p>
      <text:p text:style-name="P211"><text:span text:style-name="T1"/></text:p>
      <text:p text:style-name="P212"><text:span text:style-name="T1">E.g. number of bit strings of length 8 that start with 1 or finish with 00</text:span></text:p>
      <text:p text:style-name="P212"><text:span text:style-name="T1">Set A: Starts with 1 <text:tab/><text:tab/>Set B: Ends in 00 <text:tab/></text:span><text:span text:style-name="T42">|</text:span><text:span text:style-name="T41">A U B</text:span><text:span text:style-name="T42">| = |A| + |B| - |A n B|</text:span></text:p>
      <text:p text:style-name="P213"><text:span text:style-name="T1">|</text:span><text:span text:style-name="T41">A</text:span><text:span text:style-name="T1">|</text:span><text:span text:style-name="T41">: </text:span><text:span text:style-name="T1">2</text:span><text:span text:style-name="T52">7</text:span><text:span text:style-name="T1"> = 128<text:tab/><text:tab/><text:tab/><text:tab/><text:tab/>|B|: 2</text:span><text:span text:style-name="T52">6</text:span><text:span text:style-name="T1"> = 64<text:tab/><text:tab/><text:tab/>|A n B| = 2</text:span><text:span text:style-name="T52">5</text:span><text:span text:style-name="T1"> = 32</text:span></text:p>
      <text:p text:style-name="P213"><text:span text:style-name="T1">Answer = 128 + 64 – 32 = 160</text:span></text:p>
      <text:p text:style-name="P204"><text:span text:style-name="T1"/></text:p>
      <text:p text:style-name="P214"><text:span text:style-name="T1">Subtraction rule: If there are n</text:span><text:span text:style-name="T81">1</text:span><text:span text:style-name="T1"> possible outcomes for event A, n</text:span><text:span text:style-name="T81">2</text:span><text:span text:style-name="T1"> possible outcomes for event B, and n</text:span><text:span text:style-name="T81">3 </text:span><text:span text:style-name="T1">outcomes are shared between A and B then there are n</text:span><text:span text:style-name="T81">1</text:span><text:span text:style-name="T1"> + n</text:span><text:span text:style-name="T81">2</text:span><text:span text:style-name="T1"> – n</text:span><text:span text:style-name="T81">3</text:span><text:span text:style-name="T1"> possible outcomes for event “A or B”</text:span></text:p>
      <text:p text:style-name="P214"><text:span text:style-name="T1"/></text:p>
      <text:p text:style-name="P215"><text:span text:style-name="T1">E.g. how many ways to select 2 reps from a group of 5 students?</text:span></text:p>
      <text:p text:style-name="P216"><text:span text:style-name="T1">5 x 4 = total number of combinations, in order</text:span></text:p>
      <text:p text:style-name="P216"><text:span text:style-name="T1">Therefore total pairings – order irrelevant = 5 x 4 / 2 = 10</text:span></text:p>
      <text:p text:style-name="P214"><text:span text:style-name="T1"/></text:p>
      <text:p text:style-name="P217"><text:span text:style-name="T1">Given n possible outcomes, if some of the n outcomes are the same and every group of indistinguishable outcomes (same) contains exactly d elements, then there are n/d </text:span><text:span text:style-name="T10">different</text:span><text:span text:style-name="T1"> outcomes. Division rule.</text:span></text:p>
      <text:p text:style-name="P214"><text:span text:style-name="T1"/></text:p>
      <text:p text:style-name="P74">Lecture 2 - </text:p>
      <text:p text:style-name="P74">Lecture 3 - </text:p>
      <text:p text:style-name="P74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1598in" fo:margin-right="1.159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7T13:35:45.815092297</dc:date>
    <meta:editing-cycles>294</meta:editing-cycles>
    <meta:editing-duration>P3DT17H11M11S</meta:editing-duration>
    <meta:generator>LibreOffice/6.1.5.2$Linux_X86_64 LibreOffice_project/10$Build-2</meta:generator>
    <meta:document-statistic meta:table-count="0" meta:image-count="0" meta:object-count="0" meta:page-count="10" meta:paragraph-count="336" meta:word-count="3550" meta:character-count="17075" meta:non-whitespace-character-count="13655"/>
  </office:meta>
</office:document-meta>
</file>